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ccec6" officeooo:paragraph-rsid="000ccec6"/>
    </style:style>
    <style:style style:name="T1" style:family="text">
      <style:text-properties officeooo:rsid="000e7b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text:p>
      <text:p text:style-name="P1"/>
      <text:p text:style-name="P1">Introduction</text:p>
      <text:p text:style-name="P1"/>
      <text:p text:style-name="P1">Good reports should have this, get you practising writing one</text:p>
      <text:p text:style-name="P1"/>
      <text:p text:style-name="P1">Write about what you are trying to achieve and a very brief summary of your results/findings (e.g., which model you selected), as a lead on to the rest of the report</text:p>
      <text:p text:style-name="P1"/>
      <text:p text:style-name="P1">Approach/Methodology</text:p>
      <text:p text:style-name="P1"/>
      <text:p text:style-name="P1">Describe your evaluation setup and your rationale</text:p>
      <text:p text:style-name="P1"/>
      <text:p text:style-name="P1">Describe the models and parameters you will evaluate</text:p>
      <text:p text:style-name="P1"/>
      <text:p text:style-name="P1">Provide some reasoning why you choice above models and parameters to evaluate for the assignment regression problem</text:p>
      <text:p text:style-name="P1"/>
      <text:p text:style-name="P1"/>
      <text:p text:style-name="P1">Evaluation/Results</text:p>
      <text:p text:style-name="P1"/>
      <text:p text:style-name="P1">Present your results/evaluation here</text:p>
      <text:p text:style-name="P1"/>
      <text:p text:style-name="P1">Use graphs/plots, tables etc to help you</text:p>
      <text:p text:style-name="P1">Generally graphs/plots are preferred over tables, but tabular form has its uses also</text:p>
      <text:p text:style-name="P1"/>
      <text:p text:style-name="P1">Try to explain what you see in terms of what you know about the models/parameters</text:p>
      <text:p text:style-name="P1"/>
      <text:p text:style-name="P1"><text:tab/>Note not expecting deep analysis (great if you can provide), but we want to <text:tab/>see you try to link the resuls with what you know about the model</text:p>
      <text:p text:style-name="P1"/>
      <text:p text:style-name="P1">Remember to show results for the different models, and possibly some subset of their parameter settings</text:p>
      <text:p text:style-name="P1"/>
      <text:p text:style-name="P1">If you have too many results, select the ones that most contribute towards your findings/conclusions and leave others in appendix (which might not be read but you could refer to them, so don’t put critical information there)</text:p>
      <text:p text:style-name="P1"/>
      <text:p text:style-name="P1">Conclusion</text:p>
      <text:p text:style-name="P1"/>
      <text:p text:style-name="P1">Like introduction, all good reports should have a conclusion about what you just presented</text:p>
      <text:p text:style-name="P1"/>
      <text:p text:style-name="P1">Don’t have to be long</text:p>
      <text:p text:style-name="P1"/>
      <text:p text:style-name="P1"><text:soft-page-break/>The aim of the assignment was to use linear regression to help predict target death rate of cancer sufferes. The data set was taken from a city in USA and is freely avaliable to download. SciKitLearn was used for the different linear models to allow us to focus on tuning the regression models to make them more accurate rather than coming up with the algorithms ourselves. </text:p>
      <text:p text:style-name="P1"/>
      <text:p text:style-name="P1">I first started of by loading the dataset into Jupyter Notebooks and run a few basic tests to better understand the data. I also used some basic visual representation of the data using histograms and a relationship diagram. Here I was able to view the data more easily.</text:p>
      <text:p text:style-name="P1"/>
      <text:p text:style-name="P1">Next I plotted each feature against the target death rate using linear regression. I did this to better understand how the features where realated to the target death rate. I also calculated the mean squared error for each of these relations. As there are 32 features it is impossible to visualize using them all in the one plot so by using a single univariant I was able to understand the realationship between them and the target death rate a lot clearer.</text:p>
      <text:p text:style-name="P1"/>
      <text:p text:style-name="P1">After understanding how the data was related I <text:span text:style-name="T1">was able to rerun the linear regression model against all the features and calculate the coeficents and mean squared error. After calculating the mean squared error I realized that the model needed to be refined as some features where not as important as others. These features caused the mean square error to be a lot higher than desired.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AU"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AU"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8:15:29.611111691</meta:creation-date>
    <dc:date>2018-08-24T08:36:28.018677008</dc:date>
    <meta:editing-duration>PT4M18S</meta:editing-duration>
    <meta:editing-cycles>1</meta:editing-cycles>
    <meta:document-statistic meta:table-count="0" meta:image-count="0" meta:object-count="0" meta:page-count="2" meta:paragraph-count="23" meta:word-count="478" meta:character-count="2817" meta:non-whitespace-character-count="2358"/>
    <meta:generator>LibreOffice/6.1.0.3$Linux_X86_64 LibreOffice_project/10$Build-3</meta:generator>
  </office:meta>
</office:document-meta>
</file>